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9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</style:style>
    <style:style style:name="ce2" style:family="table-cell" style:parent-style-name="Default">
      <style:table-cell-properties fo:background-color="#ffff99" fo:border="0.06pt solid #000000"/>
    </style:style>
    <style:style style:name="ce3" style:family="table-cell" style:parent-style-name="Default">
      <style:table-cell-properties fo:border="0.06pt solid #000000"/>
      <style:map style:condition="cell-content()=0" style:apply-style-name="Sans_20_nom1" style:base-cell-address="Feuille1.B2"/>
      <style:map style:condition="cell-content()=1" style:apply-style-name="Sans_20_nom2" style:base-cell-address="Feuille1.B2"/>
      <style:map style:condition="cell-content()=-1" style:apply-style-name="Sans_20_nom3" style:base-cell-address="Feuille1.B2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number-columns-repeated="8" table:default-cell-style-name="ce3"/>
        <table:table-row table:style-name="ro1">
          <table:table-cell table:style-name="ce1"/>
          <table:table-cell table:style-name="ce2" office:value-type="string" calcext:value-type="string">
            <text:p>BOSSEUR</text:p>
          </table:table-cell>
          <table:table-cell table:style-name="ce2" office:value-type="string" calcext:value-type="string">
            <text:p>SUCEPTIBLE</text:p>
          </table:table-cell>
          <table:table-cell table:style-name="ce2" office:value-type="string" calcext:value-type="string">
            <text:p>GAFFEUR</text:p>
          </table:table-cell>
          <table:table-cell table:style-name="ce2" office:value-type="string" calcext:value-type="string">
            <text:p>OSEF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MANIPULATEUR</text:p>
          </table:table-cell>
          <table:table-cell table:style-name="ce2" office:value-type="string" calcext:value-type="string">
            <text:p>LEADER</text:p>
          </table:table-cell>
          <table:table-cell table:style-name="ce2" office:value-type="string" calcext:value-type="string">
            <text:p>PEUREUX</text:p>
          </table:table-cell>
        </table:table-row>
        <table:table-row table:style-name="ro2">
          <table:table-cell office:value-type="string" calcext:value-type="string">
            <text:p>BOSSEU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CEPTI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AFFEU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SEF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IPULATEU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EA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UREU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deux de chaque</text:p>
          </table:table-cell>
          <table:table-cell table:style-name="Default" table:formula="of:=SUM(([.B2:.I9]))" office:value-type="float" office:value="5" calcext:value-type="float">
            <text:p>5</text:p>
          </table:table-cell>
          <table:table-cell table:style-name="Default" table:number-columns-repeated="7"/>
        </table:table-row>
        <calcext:conditional-formats>
          <calcext:conditional-format calcext:target-range-address="Feuille1.B2:Feuille1.I9">
            <calcext:condition calcext:apply-style-name="Sans nom1" calcext:value="=0" calcext:base-cell-address="Feuille1.B2"/>
            <calcext:condition calcext:apply-style-name="Sans nom2" calcext:value="=1" calcext:base-cell-address="Feuille1.B2"/>
            <calcext:condition calcext:apply-style-name="Sans nom3" calcext:value="=-1" calcext:base-cell-address="Feuille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66ffff"/>
    </style:style>
    <style:style style:name="Sans_20_nom2" style:display-name="Sans nom2" style:family="table-cell" style:parent-style-name="Default">
      <style:table-cell-properties fo:background-color="#00ff66"/>
    </style:style>
    <style:style style:name="Sans_20_nom3" style:display-name="Sans nom3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5:15:44.473258562</meta:creation-date>
    <dc:date>2018-02-02T15:35:48.582222121</dc:date>
    <meta:editing-duration>PT9M25S</meta:editing-duration>
    <meta:editing-cycles>2</meta:editing-cycles>
    <meta:generator>LibreOffice/5.1.6.2$Linux_X86_64 LibreOffice_project/10m0$Build-2</meta:generator>
    <meta:document-statistic meta:table-count="1" meta:cell-count="82" meta:object-count="0"/>
  </office:meta>
</office:document-meta>
</file>